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8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iaper Stuff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c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ison U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cean Sprou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ng Used to 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 more you wet the easier wetting i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you wet 7 times at night you WILL wet at night in next 3 days w/o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sed H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pnosi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umili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lic Expos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 Chang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ison U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idic Urin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eeze in place Spe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nts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aby Ta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inging Attention to 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king if you need a chang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oss a cold rav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vel – Being See through – Later, d holds cold water, so change still have sm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d Ur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nly applies while in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ic Ite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mmy Dom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Mostly Passive)</text:p>
          </table:table-cell>
          <table:table-cell office:value-type="string" calcext:value-type="string">
            <text:p>Baby Ta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taking you as thre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"Watch out a spider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 you fight it, she drops it in your diaper. It bites you then hump every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 me lighten your load, too heavy for you to var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ou can't carry a sword, you might hurt yoursel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taking you as sex inter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"I'm sooo horny" - Laughs "Not you"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ea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ontin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idic/ Poison ur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d is necess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restroo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ms that don't require you to need restroom (Just enough for everybody els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You’re already wearing a diaper. You’ve already worn a diaper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y more ti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m that makes you cry more</text:p>
          </table:table-cell>
          <table:table-cell table:number-columns-repeated="2"/>
        </table:table-row>
      </table:table>
      <table:table table:name="Futa" table:style-name="ta1">
        <table:table-column table:style-name="co3" table:default-cell-style-name="Default"/>
        <table:table-row table:style-name="ro1">
          <table:table-cell/>
        </table:table-row>
      </table:table>
      <table:table table:name="Femdom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a(snake bite)</text:p>
          </table:table-cell>
        </table:table-row>
        <table:table-row table:style-name="ro1">
          <table:table-cell/>
          <table:table-cell office:value-type="string" calcext:value-type="string">
            <text:p>True love’s kiss on the li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00/00/0000</text:date>, <text:time style:data-style-name="N2" text:time-value="15:49:45.524390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5T23:41:16.435268810</meta:creation-date>
    <dc:date>2023-04-03T15:54:43.004420149</dc:date>
    <meta:editing-duration>PT23M33S</meta:editing-duration>
    <meta:editing-cycles>5</meta:editing-cycles>
    <meta:generator>LibreOffice/5.2.7.2$Linux_ARM_EABI LibreOffice_project/20m0$Build-2</meta:generator>
    <meta:document-statistic meta:table-count="3" meta:cell-count="49" meta:object-count="0"/>
  </office:meta>
</office:document-meta>
</file>